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3T15:33:06.066646106</meta:creation-date>
    <dc:date>2021-04-04T00:06:02.176962266</dc:date>
    <meta:editing-duration>PT8H22M46S</meta:editing-duration>
    <meta:editing-cycles>1</meta:editing-cycles>
    <meta:document-statistic meta:table-count="1" meta:cell-count="42" meta:object-count="0"/>
    <meta:generator>LibreOffice/7.1.1.2$Linux_X86_64 LibreOffice_project/10$Build-2</meta:generator>
  </office:meta>
</office:document-meta>
</file>